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ffff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25cm" fo:min-width="0.298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.5cm" svg:height="2.001cm" draw:transform="rotate (1.5707963267949) translate (8.899cm 16.996cm)">
            <text:p/>
          </draw:rect>
          <draw:ellipse draw:style-name="gr2" draw:text-style-name="P2" draw:layer="layout" svg:width="0.994cm" svg:height="1.001cm" draw:transform="rotate (1.5707963267949) translate (9.398cm 17.492cm)" draw:kind="section" draw:start-angle="269.79" draw:end-angle="90.18">
            <text:p/>
          </draw:ellipse>
          <draw:polygon draw:style-name="gr1" draw:text-style-name="P1" draw:layer="layout" svg:width="1.999cm" svg:height="0.999cm" svg:x="8.899cm" svg:y="14.5cm" svg:viewBox="0 0 2000 1000" draw:points="0,1000 2000,1000 1000,0">
            <text:p/>
          </draw:polygon>
          <draw:circle draw:style-name="gr3" draw:text-style-name="P3" draw:layer="layout" svg:width="1.001cm" svg:height="1.001cm" draw:transform="rotate (1.5707963267949) translate (9.398cm 17.497cm)" draw:kind="arc" draw:start-angle="269.87" draw:end-angle="89.12">
            <text:p/>
          </draw:circle>
          <draw:polyline draw:style-name="gr4" draw:text-style-name="P4" draw:layer="layout" svg:width="1.999cm" svg:height="2.498cm" svg:x="8.899cm" svg:y="14.5cm" svg:viewBox="0 0 2000 2499" draw:points="499,2499 0,2499 0,1000 1000,0 2000,1000 2000,2499 1499,2499">
            <text:p/>
          </draw:polyline>
          <draw:line draw:style-name="gr5" draw:text-style-name="P3" draw:layer="layout" svg:x1="8.699cm" svg:y1="15.5cm" svg:x2="8.699cm" svg:y2="14.5cm">
            <text:p/>
          </draw:line>
          <draw:frame draw:style-name="gr6" draw:text-style-name="P6" draw:layer="layout" svg:width="1.289cm" svg:height="0.624cm" svg:x="7.56cm" svg:y="14.713cm">
            <draw:text-box>
              <text:p text:style-name="P5"><text:span text:style-name="T1">4 cm</text:span></text:p>
            </draw:text-box>
          </draw:frame>
          <draw:line draw:style-name="gr7" draw:text-style-name="P3" draw:layer="layout" svg:x1="8.398cm" svg:y1="14.5cm" svg:x2="10.15cm" svg:y2="14.5cm">
            <text:p/>
          </draw:line>
          <draw:line draw:style-name="gr7" draw:text-style-name="P3" draw:layer="layout" svg:x1="8.398cm" svg:y1="15.497cm" svg:x2="8.899cm" svg:y2="15.497cm">
            <text:p/>
          </draw:line>
          <draw:line draw:style-name="gr5" draw:text-style-name="P3" draw:layer="layout" svg:x1="8.699cm" svg:y1="16.996cm" svg:x2="8.699cm" svg:y2="15.497cm">
            <text:p/>
          </draw:line>
          <draw:frame draw:style-name="gr6" draw:text-style-name="P6" draw:layer="layout" svg:width="1.289cm" svg:height="0.624cm" svg:x="7.56cm" svg:y="15.961cm">
            <draw:text-box>
              <text:p text:style-name="P5"><text:span text:style-name="T1">6 cm</text:span></text:p>
            </draw:text-box>
          </draw:frame>
          <draw:line draw:style-name="gr7" draw:text-style-name="P3" draw:layer="layout" svg:x1="8.398cm" svg:y1="16.997cm" svg:x2="8.899cm" svg:y2="16.997cm">
            <text:p/>
          </draw:line>
          <draw:line draw:style-name="gr5" draw:text-style-name="P3" draw:layer="layout" svg:x1="10.899cm" svg:y1="15.497cm" svg:x2="8.899cm" svg:y2="15.497cm">
            <text:p/>
          </draw:line>
          <draw:line draw:style-name="gr7" draw:text-style-name="P3" draw:layer="layout" svg:x1="9.398cm" svg:y1="17.498cm" svg:x2="9.398cm" svg:y2="16.997cm">
            <text:p/>
          </draw:line>
          <draw:line draw:style-name="gr7" draw:text-style-name="P3" draw:layer="layout" svg:x1="10.398cm" svg:y1="17.498cm" svg:x2="10.398cm" svg:y2="16.997cm">
            <text:p/>
          </draw:line>
          <draw:frame draw:style-name="gr6" draw:text-style-name="P6" draw:layer="layout" svg:width="1.289cm" svg:height="0.624cm" svg:x="9.257cm" svg:y="15.548cm">
            <draw:text-box>
              <text:p text:style-name="P5"><text:span text:style-name="T1">8 cm</text:span></text:p>
            </draw:text-box>
          </draw:frame>
          <draw:line draw:style-name="gr5" draw:text-style-name="P3" draw:layer="layout" svg:x1="10.398cm" svg:y1="17.199cm" svg:x2="9.398cm" svg:y2="17.199cm">
            <text:p/>
          </draw:line>
          <draw:frame draw:style-name="gr6" draw:text-style-name="P6" draw:layer="layout" svg:width="1.289cm" svg:height="0.624cm" svg:x="9.257cm" svg:y="17.248cm">
            <draw:text-box>
              <text:p text:style-name="P5"><text:span text:style-name="T1">4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41:21.830962707</dc:date>
    <meta:editing-duration>PT10M24S</meta:editing-duration>
    <meta:editing-cycles>9</meta:editing-cycles>
    <meta:generator>LibreOffice/5.2.7.2$Linux_X86_64 LibreOffice_project/20m0$Build-2</meta:generator>
    <meta:document-statistic meta:object-count="19"/>
  </office:meta>
</office:document-meta>
</file>